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d80e7" officeooo:paragraph-rsid="001d80e7"/>
    </style:style>
    <style:style style:name="P2" style:family="paragraph" style:parent-style-name="Standard">
      <style:paragraph-properties fo:text-align="center" style:justify-single-word="false"/>
      <style:text-properties style:font-name="Liberation Serif" officeooo:rsid="001d80e7" officeooo:paragraph-rsid="001d80e7"/>
    </style:style>
    <style:style style:name="P3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1d80e7" officeooo:paragraph-rsid="001d80e7" style:font-weight-asian="bold" style:font-weight-complex="bold"/>
    </style:style>
    <style:style style:name="P4" style:family="paragraph" style:parent-style-name="Standard">
      <style:text-properties style:font-name="Liberation Serif" style:text-underline-style="solid" style:text-underline-width="auto" style:text-underline-color="font-color" fo:font-weight="bold" officeooo:rsid="001d80e7" officeooo:paragraph-rsid="001d80e7" style:font-weight-asian="bold" style:font-weight-complex="bold"/>
    </style:style>
    <style:style style:name="P5" style:family="paragraph" style:parent-style-name="Standard">
      <style:text-properties style:font-name="Liberation Serif" officeooo:paragraph-rsid="001d80e7"/>
    </style:style>
    <style:style style:name="P6" style:family="paragraph" style:parent-style-name="Standard">
      <style:text-properties style:font-name="Liberation Serif" style:text-underline-style="none" fo:font-weight="normal" officeooo:rsid="001d80e7" officeooo:paragraph-rsid="001d80e7" style:font-weight-asian="normal" style:font-weight-complex="normal"/>
    </style:style>
    <style:style style:name="T1" style:family="text">
      <style:text-properties officeooo:rsid="001d80e7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d80e7" style:font-weight-asian="bold" style:font-weight-complex="bold"/>
    </style:style>
    <style:style style:name="T4" style:family="text">
      <style:text-properties officeooo:rsid="00253024"/>
    </style:style>
    <style:style style:name="T5" style:family="text">
      <style:text-properties officeooo:rsid="002d36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Assignment 3</text:p>
      <text:p text:style-name="P2"/>
      <text:p text:style-name="P1"><text:span text:style-name="T2">Purpose</text:span>: Implementation of a state model from the given description.</text:p>
      <text:p text:style-name="P5"/>
      <text:p text:style-name="P5">******************************BussinesLogic Pa<text:span text:style-name="T1">ckage***</text:span>****************************</text:p>
      <text:p text:style-name="P5"><text:span text:style-name="T3">1)Defect.java</text:span></text:p>
      <text:p text:style-name="P4"/>
      <text:p text:style-name="P1">package ccoew.it.i2.business;</text:p>
      <text:p text:style-name="P1"></text:p>
      <text:p text:style-name="P1">public class Defect {</text:p>
      <text:p text:style-name="P1"></text:p>
      <text:p text:style-name="P1"><text:tab/>private Person tester;</text:p>
      <text:p text:style-name="P1"><text:tab/>private Person developer;</text:p>
      <text:p text:style-name="P1"><text:tab/>private Person reviewer;</text:p>
      <text:p text:style-name="P1"><text:tab/>private State state;</text:p>
      <text:p text:style-name="P1"><text:tab/>private Long Lines;</text:p>
      <text:p text:style-name="P1"></text:p>
      <text:p text:style-name="P1"><text:tab/>public Person getTester() {</text:p>
      <text:p text:style-name="P1"><text:tab/><text:tab/>return tester;</text:p>
      <text:p text:style-name="P1"><text:tab/>}</text:p>
      <text:p text:style-name="P1"></text:p>
      <text:p text:style-name="P1"><text:tab/>public void setTester(Person tester) {</text:p>
      <text:p text:style-name="P1"><text:tab/><text:tab/>this.tester = tester;</text:p>
      <text:p text:style-name="P1"><text:tab/>}</text:p>
      <text:p text:style-name="P1"></text:p>
      <text:p text:style-name="P1"><text:tab/>public Person getDeveloper() {</text:p>
      <text:p text:style-name="P1"><text:tab/><text:tab/>return developer;</text:p>
      <text:p text:style-name="P1"><text:tab/>}</text:p>
      <text:p text:style-name="P1"></text:p>
      <text:p text:style-name="P1"><text:tab/>public void setDeveloper(Person developer) {</text:p>
      <text:p text:style-name="P1"><text:tab/><text:tab/>this.developer = developer;</text:p>
      <text:p text:style-name="P1"><text:tab/>}</text:p>
      <text:p text:style-name="P1"></text:p>
      <text:p text:style-name="P1"><text:tab/>public Person getReviewer() {</text:p>
      <text:p text:style-name="P1"><text:tab/><text:tab/>return reviewer;</text:p>
      <text:p text:style-name="P1"><text:tab/>}</text:p>
      <text:p text:style-name="P1"></text:p>
      <text:p text:style-name="P1"><text:tab/>public void setReviewer(Person reviewer) {</text:p>
      <text:p text:style-name="P1"><text:tab/><text:tab/>this.reviewer = reviewer;</text:p>
      <text:p text:style-name="P1"><text:tab/>}</text:p>
      <text:p text:style-name="P1"></text:p>
      <text:p text:style-name="P1"><text:tab/>public State getState() {</text:p>
      <text:p text:style-name="P1"><text:tab/><text:tab/>return state;</text:p>
      <text:p text:style-name="P1"><text:tab/>}</text:p>
      <text:p text:style-name="P1"></text:p>
      <text:p text:style-name="P1"><text:tab/>public void setState(State state) {</text:p>
      <text:p text:style-name="P1"><text:tab/><text:tab/>this.state = state;</text:p>
      <text:p text:style-name="P1"><text:tab/>}</text:p>
      <text:p text:style-name="P1"></text:p>
      <text:p text:style-name="P1"><text:tab/>public Long getLines() {</text:p>
      <text:p text:style-name="P1"><text:tab/><text:tab/>return Lines;</text:p>
      <text:p text:style-name="P1"><text:soft-page-break/><text:tab/>}</text:p>
      <text:p text:style-name="P1"></text:p>
      <text:p text:style-name="P1"><text:tab/>public void setLines(Long lines) {</text:p>
      <text:p text:style-name="P1"><text:tab/><text:tab/>Lines = lines;</text:p>
      <text:p text:style-name="P1"><text:tab/>}</text:p>
      <text:p text:style-name="P1"></text:p>
      <text:p text:style-name="P1"><text:tab/>public Defect() {</text:p>
      <text:p text:style-name="P1"><text:tab/><text:tab/>this.state = null;</text:p>
      <text:p text:style-name="P1"></text:p>
      <text:p text:style-name="P1"><text:tab/>}</text:p>
      <text:p text:style-name="P1"></text:p>
      <text:p text:style-name="P1"><text:tab/>public void enter_defect() {</text:p>
      <text:p text:style-name="P1"><text:tab/><text:tab/>this.setTester(new Person("Suresh"));</text:p>
      <text:p text:style-name="P1"><text:tab/><text:tab/>System.out.println("\nSoftware Tester "+ this.getTester()+" enters a Defect Tracking System");</text:p>
      <text:p text:style-name="P1"><text:tab/><text:tab/>this.setState(state.Avaiable);</text:p>
      <text:p text:style-name="P1"><text:tab/><text:tab/>System.out.println("State changed to AVAILABLE");</text:p>
      <text:p text:style-name="P1"><text:tab/>}</text:p>
      <text:p text:style-name="P1"></text:p>
      <text:p text:style-name="P1"><text:tab/>public void acquire_defect() {</text:p>
      <text:p text:style-name="P1"></text:p>
      <text:p text:style-name="P1"><text:tab/><text:tab/>if (getState().equals(state.Avaiable)) {</text:p>
      <text:p text:style-name="P1"><text:tab/><text:tab/><text:tab/>System.out.println("\nCurrent State is AVAILABLE");</text:p>
      <text:p text:style-name="P1"><text:tab/><text:tab/><text:tab/>this.setDeveloper(new Person("Ramesh"));</text:p>
      <text:p text:style-name="P1"><text:tab/><text:tab/><text:tab/>System.out.println("Developer "+this.getDeveloper()+ " called as owner of the Defect.");</text:p>
      <text:p text:style-name="P1"><text:tab/><text:tab/><text:tab/>this.setState(state.InProgress);</text:p>
      <text:p text:style-name="P1"></text:p>
      <text:p text:style-name="P1"><text:tab/><text:tab/><text:tab/>System.out.println("State changed to INPROGRESS");</text:p>
      <text:p text:style-name="P1"><text:tab/><text:tab/>} else {</text:p>
      <text:p text:style-name="P1"><text:tab/><text:tab/><text:tab/>System.out.println("This behavour is only applicable if the current state of the defect is AVAILABLE");</text:p>
      <text:p text:style-name="P1"><text:tab/><text:tab/>}</text:p>
      <text:p text:style-name="P1"><text:tab/>}</text:p>
      <text:p text:style-name="P1"></text:p>
      <text:p text:style-name="P1"><text:tab/>public void find_solution() {</text:p>
      <text:p text:style-name="P1"><text:tab/><text:tab/></text:p>
      <text:p text:style-name="P1"><text:tab/><text:tab/>if (getState().equals(state.InProgress)) {</text:p>
      <text:p text:style-name="P1"><text:tab/><text:tab/><text:tab/>System.out.println("\nCurrent State is INPROGRESS");</text:p>
      <text:p text:style-name="P1"><text:tab/><text:tab/><text:tab/>System.out.println("Defect is fixed , solution is found ");</text:p>
      <text:p text:style-name="P1"><text:tab/><text:tab/><text:tab/>this.setState(state.ReadyForReview);</text:p>
      <text:p text:style-name="P1"><text:tab/><text:tab/><text:tab/>System.out.println("State changed to READY FOR REVIEW");</text:p>
      <text:p text:style-name="P1"><text:tab/><text:tab/>}</text:p>
      <text:p text:style-name="P1"><text:tab/>}</text:p>
      <text:p text:style-name="P1"></text:p>
      <text:p text:style-name="P1"><text:tab/>public void review_defect() {</text:p>
      <text:p text:style-name="P1"><text:tab/><text:tab/>Long count;</text:p>
      <text:p text:style-name="P1"><text:tab/><text:tab/>if (getState().equals(state.ReadyForReview)) {</text:p>
      <text:p text:style-name="P1"><text:tab/><text:tab/><text:tab/>this.setReviewer(new Person("Mahesh"));</text:p>
      <text:p text:style-name="P1"><text:tab/><text:tab/><text:tab/>System.out.println("\nCurrent State is READY FOR REVIEW");</text:p>
      <text:p text:style-name="P1"><text:tab/><text:tab/><text:tab/>System.out.println( "Reviewer " +this.getReviewer().toString() + " reviews the solution of defect");</text:p>
      <text:p text:style-name="P1"><text:soft-page-break/></text:p>
      <text:p text:style-name="P1"><text:tab/><text:tab/><text:tab/>this.setLines(Math.round(50 * Math.random()));</text:p>
      <text:p text:style-name="P1"><text:tab/><text:tab/><text:tab/>count = this.getLines();</text:p>
      <text:p text:style-name="P1"><text:tab/><text:tab/><text:tab/>System.out.println("\nCount is = " + count);</text:p>
      <text:p text:style-name="P1"></text:p>
      <text:p text:style-name="P1"><text:tab/><text:tab/><text:tab/>if (count &lt; 30) {</text:p>
      <text:p text:style-name="P1"></text:p>
      <text:p text:style-name="P1"><text:tab/><text:tab/><text:tab/><text:tab/>this.setState(state.Avaiable);</text:p>
      <text:p text:style-name="P1"><text:tab/><text:tab/><text:tab/><text:tab/>System.out</text:p>
      <text:p text:style-name="P1"><text:tab/><text:tab/><text:tab/><text:tab/><text:tab/><text:tab/>.println("READY FOR REVIEW state changed into AVAILABLE state");</text:p>
      <text:p text:style-name="P1"><text:tab/><text:tab/><text:tab/>} else {</text:p>
      <text:p text:style-name="P1"><text:tab/><text:tab/><text:tab/><text:tab/>this.setState(state.Resolved);</text:p>
      <text:p text:style-name="P1"><text:tab/><text:tab/><text:tab/><text:tab/>System.out</text:p>
      <text:p text:style-name="P1"><text:tab/><text:tab/><text:tab/><text:tab/><text:tab/><text:tab/>.println("READY FOR REVIEW state changed into RESOLVED state");</text:p>
      <text:p text:style-name="P1"><text:tab/><text:tab/><text:tab/>}</text:p>
      <text:p text:style-name="P1"></text:p>
      <text:p text:style-name="P1"><text:tab/><text:tab/>}</text:p>
      <text:p text:style-name="P1"><text:tab/>}</text:p>
      <text:p text:style-name="P1"></text:p>
      <text:p text:style-name="P1">}</text:p>
      <text:p text:style-name="P1"/>
      <text:p text:style-name="P4">2) Person.java</text:p>
      <text:p text:style-name="P1"/>
      <text:p text:style-name="P1">package ccoew.it.i2.business;</text:p>
      <text:p text:style-name="P1"></text:p>
      <text:p text:style-name="P1">public class Person {</text:p>
      <text:p text:style-name="P1"></text:p>
      <text:p text:style-name="P1"><text:tab/>private String name;</text:p>
      <text:p text:style-name="P1"></text:p>
      <text:p text:style-name="P1"><text:tab/>public String getName() {</text:p>
      <text:p text:style-name="P1"><text:tab/><text:tab/>return name;</text:p>
      <text:p text:style-name="P1"><text:tab/>}</text:p>
      <text:p text:style-name="P1"></text:p>
      <text:p text:style-name="P1"><text:tab/>public void setName(String name) {</text:p>
      <text:p text:style-name="P1"><text:tab/><text:tab/>this.name = name;</text:p>
      <text:p text:style-name="P1"><text:tab/>}</text:p>
      <text:p text:style-name="P1"></text:p>
      <text:p text:style-name="P1"><text:tab/>public Person(String name) {</text:p>
      <text:p text:style-name="P1"><text:tab/><text:tab/>super();</text:p>
      <text:p text:style-name="P1"><text:tab/><text:tab/>this.name = name;</text:p>
      <text:p text:style-name="P1"><text:tab/>}</text:p>
      <text:p text:style-name="P1"></text:p>
      <text:p text:style-name="P1"><text:tab/>@Override</text:p>
      <text:p text:style-name="P1"><text:tab/>public String toString() {</text:p>
      <text:p text:style-name="P1"><text:tab/><text:tab/>return "Person [name=" + name + "]";</text:p>
      <text:p text:style-name="P1"><text:tab/>}</text:p>
      <text:p text:style-name="P1"></text:p>
      <text:p text:style-name="P1">}</text:p>
      <text:p text:style-name="P1"/>
      <text:p text:style-name="P1"/>
      <text:p text:style-name="P1"><text:soft-page-break/><text:span text:style-name="T2">3)State.java</text:span></text:p>
      <text:p text:style-name="P6">package ccoew.it.i2.business;</text:p>
      <text:p text:style-name="P6">public enum State </text:p>
      <text:p text:style-name="P6">{</text:p>
      <text:p text:style-name="P6"></text:p>
      <text:p text:style-name="P6"><text:tab/>Avaiable, InProgress, ReadyForReview, Resolved</text:p>
      <text:p text:style-name="P6">}</text:p>
      <text:p text:style-name="P1"/>
      <text:p text:style-name="P1">*********************************<text:span text:style-name="T4">Client</text:span> Pa<text:span text:style-name="T5">ckage**</text:span>*******************************</text:p>
      <text:p text:style-name="P4">Test.java</text:p>
      <text:p text:style-name="P4"/>
      <text:p text:style-name="P1">package ccoew.it.i2.client;</text:p>
      <text:p text:style-name="P1"></text:p>
      <text:p text:style-name="P1">import ccoew.it.i2.business.Defect;</text:p>
      <text:p text:style-name="P1">import ccoew.it.i2.business.State;</text:p>
      <text:p text:style-name="P1"></text:p>
      <text:p text:style-name="P1">public class Test {</text:p>
      <text:p text:style-name="P1"></text:p>
      <text:p text:style-name="P1"><text:tab/>public static void main(String[] args) {</text:p>
      <text:p text:style-name="P1"><text:tab/><text:tab/></text:p>
      <text:p text:style-name="P1"><text:tab/><text:tab/>Defect defect = new Defect();</text:p>
      <text:p text:style-name="P1"><text:tab/><text:tab/>defect.setState(State.InProgress);</text:p>
      <text:p text:style-name="P1"><text:tab/><text:tab/></text:p>
      <text:p text:style-name="P1"><text:tab/><text:tab/>defect.enter_defect();</text:p>
      <text:p text:style-name="P1"><text:tab/><text:tab/>defect.acquire_defect();</text:p>
      <text:p text:style-name="P1"><text:tab/><text:tab/>defect.find_solution();</text:p>
      <text:p text:style-name="P1"><text:tab/><text:tab/>defect.review_defect();</text:p>
      <text:p text:style-name="P1"><text:tab/>}</text:p>
      <text:p text:style-name="P1"></text:p>
      <text:p text:style-name="P1">}</text:p>
      <text:p text:style-name="P1">/*</text:p>
      <text:p text:style-name="P1"/>
      <text:p text:style-name="P4">Output -:</text:p>
      <text:p text:style-name="P1"/>
      <text:p text:style-name="P1">Software Tester Person [name=Suresh] enters a Defect Tracking System</text:p>
      <text:p text:style-name="P1">State changed to AVAILABLE</text:p>
      <text:p text:style-name="P1"></text:p>
      <text:p text:style-name="P1">Current State is AVAILABLE</text:p>
      <text:p text:style-name="P1">Developer Person [name=Ramesh] called as owner of the Defect.</text:p>
      <text:p text:style-name="P1">State changed to INPROGRESS</text:p>
      <text:p text:style-name="P1"></text:p>
      <text:p text:style-name="P1">Current State is INPROGRESS</text:p>
      <text:p text:style-name="P1">Defect is fixed , solution is found </text:p>
      <text:p text:style-name="P1">State changed to READY FOR REVIEW</text:p>
      <text:p text:style-name="P1"></text:p>
      <text:p text:style-name="P1">Current State is READY FOR REVIEW</text:p>
      <text:p text:style-name="P1">Reviewer Person [name=Mahesh] reviews the solution of defect</text:p>
      <text:p text:style-name="P1"></text:p>
      <text:p text:style-name="P1">Count is = 49</text:p>
      <text:p text:style-name="P1">READY FOR REVIEW state changed into RESOLVED state</text:p>
      <text:p text:style-name="P5">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3:38:12.038111773</meta:creation-date>
    <dc:date>2016-10-03T14:03:56.601515532</dc:date>
    <meta:editing-duration>PT1M20S</meta:editing-duration>
    <meta:editing-cycles>3</meta:editing-cycles>
    <meta:generator>LibreOffice/4.2.3.3$Linux_x86 LibreOffice_project/420m0$Build-3</meta:generator>
    <meta:document-statistic meta:table-count="0" meta:image-count="0" meta:object-count="0" meta:page-count="4" meta:paragraph-count="189" meta:word-count="460" meta:character-count="4144" meta:non-whitespace-character-count="3445"/>
  </office:meta>
</office:document-meta>
</file>